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bd928"/>
    </style:style>
    <style:style style:name="T1" style:family="text">
      <style:text-properties officeooo:rsid="001a2888"/>
    </style:style>
    <style:style style:name="T2" style:family="text">
      <style:text-properties fo:background-color="#ffff0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US_LNAME]" text:name="V_US_LNAME"/>
        <text:user-field-decl office:value-type="string" office:string-value="[V_US_LNAME]" text:name="Nom"/>
        <text:user-field-decl office:value-type="string" office:string-value="[V_US_FNAME]" text:name="Prénom"/>
      </text:user-field-decls>
      <text:p text:style-name="Standard"><draw:frame draw:style-name="fr1" draw:name="Cadre1" text:anchor-type="paragraph" svg:x="11.247cm" svg:y="0.201cm" svg:width="5.487cm" draw:z-index="0"><draw:text-box fo:min-height="3.348cm"><text:p text:style-name="Standard">entreprise FoodLion</text:p><text:p text:style-name="Standard">3 av. des lions</text:p><text:p text:style-name="Standard">service achat</text:p><text:p text:style-name="Standard">31000 Toulous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2" text:anchor-type="paragraph" svg:x="0.164cm" svg:y="0.407cm" svg:width="8.599cm" draw:z-index="1"><draw:text-box fo:min-height="4.071cm"><text:p text:style-name="P2"><text:span text:style-name="T2"><text:user-field-get text:name="V_US_LNAME">[V_US_LNAME]</text:user-field-get></text:span><text:span text:style-name="T2"> </text:span><text:span text:style-name="T2"><text:user-field-get text:name="Prénom">[V_US_FNAME]</text:user-field-get></text:span><text:span text:style-name="T2"> </text:span></text:p><text:p text:style-name="Standard">[V_US_SOCIETY]</text:p><text:p text:style-name="Standard">[V_US_WORKADDR] [V_US_WORKPOSTALCODE] [V_US_WORKTOWN]</text:p><text:p text:style-name="Standard"/><text:p text:style-name="Standard">Le <text:date style:data-style-name="N37" text:date-value="2008-02-26T15:23:11.95" text:fixed="true">26/02/08</text:dat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IF US_SOCIETY] THE SOCITY <text:s/>[IF US_LNAME] Nom [ENDIF US_LNAME][ENDIF US_SOCIETY]</text:p>
      <text:p text:style-name="Standard"/>
      <text:p text:style-name="Standard">[IF US_LNAME] Nom [ENDIF US_LNAME]</text:p>
      <text:p text:style-name="Standard">Spécialités :</text:p>
      <text:p text:style-name="Standard"/>
      <text:list xml:id="list572626097" text:style-name="L1">
        <text:list-item>
          <text:p text:style-name="P1">[V_US_SPECIALITE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Eric Brison</meta:initial-creator>
    <meta:creation-date>2008-02-26T15:15:34</meta:creation-date>
    <dc:creator>Eric Brison</dc:creator>
    <dc:date>2011-01-31T16:40:14</dc:date>
    <meta:editing-cycles>8</meta:editing-cycles>
    <meta:editing-duration>PT00H18M18S</meta:editing-duration>
    <meta:document-statistic meta:table-count="0" meta:image-count="0" meta:object-count="0" meta:page-count="1" meta:paragraph-count="12" meta:word-count="37" meta:character-count="311"/>
    <meta:user-defined meta:name="Info 1"/>
    <meta:user-defined meta:name="Info 2"/>
    <meta:user-defined meta:name="Info 3"/>
    <meta:user-defined meta:name="Info 4"/>
  </office:meta>
</office:document-meta>
</file>